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D0000018FC471B7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4.1354in" svg:height="4.1563in" draw:z-index="0"><draw:image xlink:href="Pictures/100000000000018D0000018FC471B76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9:26:34.258784683</meta:creation-date>
    <dc:date>2024-06-08T19:27:00.728511610</dc:date>
    <meta:editing-duration>PT2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